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text-align="center"/>
      <style:text-properties fo:font-size="20pt" style:font-size-asian="20pt" fo:language="en" fo:country="US"/>
    </style:style>
    <style:style style:name="P2" style:parent-style-name="Normal" style:family="paragraph">
      <style:paragraph-properties fo:text-align="center"/>
      <style:text-properties fo:font-size="20pt" style:font-size-asian="20pt" fo:language="en" fo:country="US"/>
    </style:style>
    <style:style style:name="P3" style:parent-style-name="Normal" style:list-style-name="LFO1" style:family="paragraph">
      <style:paragraph-properties fo:text-indent="0in"/>
      <style:text-properties fo:font-size="14pt" style:font-size-asian="14pt" fo:language="en" fo:country="US"/>
    </style:style>
    <style:style style:name="T4" style:parent-style-name="DefaultParagraphFont" style:family="text">
      <style:text-properties style:font-size-complex="12pt"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Normal" style:family="paragraph">
      <style:text-properties fo:language="en" fo:country="US"/>
    </style:style>
    <style:style style:name="P30" style:parent-style-name="Normal" style:list-style-name="LFO2" style:family="paragraph">
      <style:paragraph-properties fo:text-indent="0in"/>
      <style:text-properties fo:font-size="14pt" style:font-size-asian="14pt" fo:language="en" fo:country="US"/>
    </style:style>
    <style:style style:name="P31" style:parent-style-name="Normal" style:family="paragraph">
      <style:text-properties fo:font-size="14pt" style:font-size-asian="14pt"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list-style-name="LFO3" style:family="paragraph">
      <style:paragraph-properties fo:text-indent="0in"/>
      <style:text-properties fo:font-size="14pt" style:font-size-asian="14pt" fo:language="en" fo:country="US"/>
    </style:style>
    <style:style style:name="P35" style:parent-style-name="Normal" style:family="paragraph">
      <style:text-properties fo:font-size="14pt" style:font-size-asian="14pt"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list-style-name="LFO4" style:family="paragraph">
      <style:paragraph-properties fo:text-indent="0in"/>
      <style:text-properties fo:font-size="14pt" style:font-size-asian="14pt" fo:language="en" fo:country="US"/>
    </style:style>
    <style:style style:name="P39" style:parent-style-name="Normal" style:family="paragraph">
      <style:text-properties fo:font-size="14pt" style:font-size-asian="14pt"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color="#000000"/>
    </style:style>
    <style:style style:name="T44" style:parent-style-name="DefaultParagraphFont" style:family="text">
      <style:text-properties fo:language="en" fo:country="US"/>
    </style:style>
    <style:style style:name="P45" style:parent-style-name="Normal" style:family="paragraph">
      <style:text-properties fo:language="en" fo:country="US"/>
    </style:style>
    <style:style style:name="P46" style:parent-style-name="Normal" style:list-style-name="LFO5" style:family="paragraph">
      <style:paragraph-properties fo:text-indent="0in"/>
      <style:text-properties fo:font-size="14pt" style:font-size-asian="14pt" fo:language="en" fo:country="US"/>
    </style:style>
    <style:style style:name="P47" style:parent-style-name="Normal" style:family="paragraph">
      <style:text-properties fo:font-size="14pt" style:font-size-asian="14pt"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color="#000000" fo:language="en" fo:country="GB"/>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office:automatic-styles>
  <office:body>
    <office:text text:use-soft-page-breaks="true">
      <text:p text:style-name="P1">Peer review<text:s/>for<text:s/>Daniel Vedin’s Group</text:p>
      <text:p text:style-name="P2"/>
      <text:list text:style-name="LFO1" text:continue-numbering="true">
        <text:list-item>
          <text:p text:style-name="P3">As a developer would the model help?</text:p>
        </text:list-item>
      </text:list>
      <text:p text:style-name="Normal"><text:span text:style-name="T4">From</text:span><text:span text:style-name="T5"><text:s/>a<text:s/></text:span><text:span text:style-name="T6">developer’s</text:span><text:span text:style-name="T7"><text:s/>perspective</text:span><text:span text:style-name="T8"><text:s/>we don’t think</text:span><text:span text:style-name="T9"><text:s/>this model would</text:span><text:span text:style-name="T10"><text:s/>help us very much.</text:span><text:span text:style-name="T11"><text:s/>The system envisioned on the workshop</text:span><text:span text:style-name="T12"><text:s/></text:span><text:span text:style-name="T13">is not completely</text:span><text:span text:style-name="T14"><text:s/>cover</text:span><text:span text:style-name="T15">ed in this domain. We think that a</text:span><text:span text:style-name="T16"><text:s/>lot of information g</text:span><text:span text:style-name="T17">ot</text:span><text:span text:style-name="T18"><text:s/>lost<text:s/></text:span><text:span text:style-name="T19">in this model, some relations between the classes are not really clear if not explained at all. More over<text:s/></text:span><text:span text:style-name="T20">some classes that we've identified<text:s/></text:span><text:span text:style-name="T21">to be</text:span><text:span text:style-name="T22"><text:s/>important<text:s/></text:span><text:span text:style-name="T23">f</text:span><text:span text:style-name="T24">o</text:span><text:span text:style-name="T25">r</text:span><text:span text:style-name="T26"><text:s/>the system<text:s/></text:span><text:span text:style-name="T27">are not present in the model at all (such as “Treasure” and “System”) this signifies that a lot of crucial relations are absent</text:span><text:span text:style-name="T28">. [1]</text:span></text:p>
      <text:p text:style-name="P29"/>
      <text:list text:style-name="LFO2" text:continue-numbering="true">
        <text:list-item>
          <text:p text:style-name="P30">Do you think a domain expert would understand the model?</text:p>
        </text:list-item>
      </text:list>
      <text:p text:style-name="P31"/>
      <text:p text:style-name="P32">The actual domain model that's been made isn't hard to understand, it's just too little information in it. The actor (the member) at the bottom of the model wouldn't make any sense for a domain expert in our opinion, it doesn't add any information at all. We think that it would probably<text:s/>even confuse a domain expert as the relations are not clear.</text:p>
      <text:p text:style-name="P33"/>
      <text:list text:style-name="LFO3" text:continue-numbering="true">
        <text:list-item>
          <text:p text:style-name="P34">What are the strong points of the model?</text:p>
        </text:list-item>
      </text:list>
      <text:p text:style-name="P35"/>
      <text:p text:style-name="P36">We think that when quantities are specified in between the relations, for example that one member can have several boats helps the understanding of the model. In the domain model (the top part) there is a nice flow and apart from some<text:s/>things we will discuss in the next section it is easy to follow and understand. Also some relations are very well named, the two we had in mind in particular<text:s/>is “provides-information-about” and “is-assigned”. [2]</text:p>
      <text:p text:style-name="P37"/>
      <text:list text:style-name="LFO4" text:continue-numbering="true">
        <text:list-item>
          <text:p text:style-name="P38">What are the weaknessess of the model?</text:p>
        </text:list-item>
      </text:list>
      <text:p text:style-name="P39"/>
      <text:p text:style-name="Normal"><text:span text:style-name="T40">Th</text:span><text:span text:style-name="T41">e biggest weakness is the actor (the member) at the bottom of the model, it really just creates confusion. We perceive that you are trying to make an actor UML diagram which is not part of the domain modeling. We feel since the convention is to read from l</text:span><text:span text:style-name="T42">eft to right and up down, the relations should be clarified with an arrow when the case isn't so and make the lines between classes perpendicular.<text:s/></text:span><text:span text:style-name="T43">[3]</text:span><text:span text:style-name="T44">[4]</text:span></text:p>
      <text:p text:style-name="P45"/>
      <text:list text:style-name="LFO5" text:continue-numbering="true">
        <text:list-item>
          <text:p text:style-name="P46">Do you think the model has passed grade 2?</text:p>
        </text:list-item>
      </text:list>
      <text:p text:style-name="P47"/>
      <text:p text:style-name="P48">Since the task was to model a set of requirements that we<text:s/>don't see modeled in the domain model, we would say no.</text:p>
      <text:p text:style-name="P49"/>
      <text:p text:style-name="P50">Reference</text:p>
      <text:p text:style-name="P51">[1] http://coursepress.lnu.se/kurs/objektorienterad-analys-och-design-med-uml/workshops-2/ <text:s text:c="3"/><text:s text:c="4"/>workshop-1-domain-modeling/</text:p>
      <text:p text:style-name="P52"/>
      <text:p text:style-name="Normal"><text:span text:style-name="T53">[2]<text:s/></text:span><text:span text:style-name="T54">“Applying UML and patterns”, by Craig Larman, (9,14 Applying UML: Multiplicity), page 153-154</text:span></text:p>
      <text:p text:style-name="P55"/>
      <text:p text:style-name="P56">[3] https://en.wikipedia.org/wiki/Actor_%28UML%29</text:p>
      <text:p text:style-name="P57"/>
      <text:p text:style-name="Normal"><text:span text:style-name="T58">[4] “Applying UML and patterns”, by Craig Larman, (9.14 Apply UML: Accoci</text:span><text:span text:style-name="T59">ation), page 151-1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Times New Roman" fo:font-size="12pt" style:font-size-asian="12pt" fo:language="sv" fo:country="SE" fo:hyphenate="false"/>
    </style:style>
    <style:style style:name="DefaultParagraphFont" style:display-name="Default Paragraph Font" style:family="text"/>
    <style:style style:name="BulletSymbols_text" style:display-name="Bullet Symbols_text" style:family="text">
      <style:text-properties style:font-name="OpenSymbol"/>
    </style:style>
    <style:style style:name="Contents4" style:display-name="Contents 4" style:family="paragraph" style:parent-style-name="Normal" style:next-style-name="Normal">
      <style:paragraph-properties fo:margin-left="2in" fo:text-indent="-0.3in">
        <style:tab-stops/>
      </style:paragraph-properties>
      <style:text-properties fo:hyphenate="false"/>
    </style:style>
    <style:style style:name="Contents2" style:display-name="Contents 2" style:family="paragraph" style:parent-style-name="Normal" style:next-style-name="Normal">
      <style:paragraph-properties fo:margin-left="1in" fo:text-indent="-0.3in">
        <style:tab-stops/>
      </style:paragraph-properties>
      <style:text-properties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Contents1" style:display-name="Contents 1" style:family="paragraph" style:parent-style-name="Normal" style:next-style-name="Normal">
      <style:paragraph-properties fo:margin-left="0.5in" fo:text-indent="-0.3in">
        <style:tab-stops/>
      </style:paragraph-properties>
      <style:text-properties fo:hyphenate="false"/>
    </style:style>
    <style:style style:name="Caption" style:display-name="Caption" style:family="paragraph" style:parent-style-name="Normal">
      <style:paragraph-properties fo:margin-top="0.0833in" fo:margin-bottom="0.0833in"/>
      <style:text-properties fo:font-style="italic" style:font-style-asian="italic" fo:hyphenate="false"/>
    </style:style>
    <style:style style:name="Contents3" style:display-name="Contents 3" style:family="paragraph" style:parent-style-name="Normal" style:next-style-name="Normal">
      <style:paragraph-properties fo:margin-left="1.5in" fo:text-indent="-0.3in">
        <style:tab-stops/>
      </style:paragraph-properties>
      <style:text-properties fo:hyphenate="false"/>
    </style:style>
    <style:style style:name="Textbody" style:display-name="Text body" style:family="paragraph" style:parent-style-name="Normal">
      <style:paragraph-properties fo:margin-bottom="0.0833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nk Garcia</meta:initial-creator>
    <dc:creator>Mauro José Pappaterra</dc:creator>
    <meta:creation-date>2015-09-17T09:29:00Z</meta:creation-date>
    <dc:date>2015-09-17T09:40:00Z</dc:date>
    <meta:template xlink:href="Normal" xlink:type="simple"/>
    <meta:editing-cycles>2</meta:editing-cycles>
    <meta:editing-duration>PT660S</meta:editing-duration>
    <meta:document-statistic meta:page-count="1" meta:paragraph-count="4" meta:word-count="370" meta:character-count="2475" meta:row-count="17" meta:non-whitespace-character-count="2109"/>
  </office:meta>
</office:document-meta>
</file>